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986cm" fo:margin-left="0cm" fo:margin-right="0.012cm" table:align="margins"/>
    </style:style>
    <style:style style:name="Table1.A" style:family="table-column">
      <style:table-column-properties style:column-width="2.037cm" style:rel-column-width="1155*"/>
    </style:style>
    <style:style style:name="Table1.B" style:family="table-column">
      <style:table-column-properties style:column-width="4.604cm" style:rel-column-width="2610*"/>
    </style:style>
    <style:style style:name="Table1.C" style:family="table-column">
      <style:table-column-properties style:column-width="5.212cm" style:rel-column-width="2955*"/>
    </style:style>
    <style:style style:name="Table1.D" style:family="table-column">
      <style:table-column-properties style:column-width="5.133cm" style:rel-column-width="2910*"/>
    </style:style>
    <style:style style:name="Table1.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5000b" fo:padding="0.097cm" fo:border="0.002cm solid #000000">
        <style:background-image/>
      </style:table-cell-properties>
    </style:style>
    <style:style style:name="Table1.A2" style:family="table-cell">
      <style:table-cell-properties fo:background-color="#c5000b"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 style:family="table">
      <style:table-properties style:width="16.986cm" fo:margin-left="0cm" fo:margin-right="0.012cm" table:align="margins"/>
    </style:style>
    <style:style style:name="Table2.A" style:family="table-column">
      <style:table-column-properties style:column-width="2.037cm" style:rel-column-width="1155*"/>
    </style:style>
    <style:style style:name="Table2.B" style:family="table-column">
      <style:table-column-properties style:column-width="4.604cm" style:rel-column-width="2610*"/>
    </style:style>
    <style:style style:name="Table2.C" style:family="table-column">
      <style:table-column-properties style:column-width="5.212cm" style:rel-column-width="2955*"/>
    </style:style>
    <style:style style:name="Table2.D" style:family="table-column">
      <style:table-column-properties style:column-width="5.133cm" style:rel-column-width="2910*"/>
    </style:style>
    <style:style style:name="Table2.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5000b" fo:padding="0.097cm" fo:border="0.002cm solid #000000">
        <style:background-image/>
      </style:table-cell-properties>
    </style:style>
    <style:style style:name="Table2.A2" style:family="table-cell">
      <style:table-cell-properties fo:background-color="#c5000b"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B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2.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6" style:family="paragraph" style:parent-style-name="Standard" style:list-style-name="L1"/>
    <style:style style:name="P7"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L3">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4">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0" style:family="paragraph" style:parent-style-name="Standard" style:list-style-name="L9">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2"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list-style-name="L8">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7">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6"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18" style:family="paragraph" style:parent-style-name="Standard">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9"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20" style:family="paragraph" style:parent-style-name="Standard">
      <style:paragraph-properties fo:text-align="center" style:justify-single-word="false"/>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P21" style:family="paragraph" style:parent-style-name="Table_20_Contents">
      <style:text-properties fo:font-size="12pt" style:font-size-asian="10.5pt" style:font-size-complex="12pt"/>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P23" style:family="paragraph" style:parent-style-name="Table_20_Contents">
      <style:paragraph-properties fo:text-align="center" style:justify-single-word="false"/>
      <style:text-properties fo:font-size="12pt" style:text-underline-style="none" fo:font-weight="bold" style:font-size-asian="10.5pt" style:font-weight-asian="bold" style:font-size-complex="12pt" style:font-weight-complex="bold"/>
    </style:style>
    <style:style style:name="P24" style:family="paragraph" style:parent-style-name="Table_20_Contents">
      <style:paragraph-properties fo:text-align="center" style:justify-single-word="false" fo:background-color="#c0c0c0">
        <style:background-image/>
      </style:paragraph-properties>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25" style:family="paragraph" style:parent-style-name="Table_20_Contents" style:list-style-name="L6">
      <style:paragraph-properties fo:margin-left="-4.145cm" fo:margin-right="0.009cm" fo:text-align="center" style:justify-single-word="false" fo:text-indent="0cm" style:auto-text-indent="false"/>
      <style:text-properties fo:font-size="12pt" style:font-size-asian="10.5pt" style:font-size-complex="12pt"/>
    </style:style>
    <style:style style:name="P26" style:family="paragraph" style:parent-style-name="Table_20_Contents" style:list-style-name="L6">
      <style:paragraph-properties fo:margin-left="-4.145cm" fo:margin-right="0.009cm" fo:text-align="center" style:justify-single-word="false" fo:text-indent="0cm" style:auto-text-indent="false"/>
      <style:text-properties fo:font-size="12pt" style:font-size-asian="10.5pt" style:font-size-complex="12pt"/>
    </style:style>
    <style:style style:name="P27" style:family="paragraph" style:parent-style-name="Table_20_Contents">
      <style:paragraph-properties fo:margin-left="0.035cm" fo:margin-right="0.141cm" fo:text-indent="0cm" style:auto-text-indent="false"/>
      <style:text-properties fo:font-size="12pt" style:font-size-asian="10.5pt" style:font-size-complex="12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fo:font-size="16pt" style:text-underline-style="none" fo:font-weight="bold" style:font-size-asian="16pt" style:font-weight-asian="bold" style:font-size-complex="16pt" style:font-weight-complex="bold"/>
    </style:style>
    <style:style style:name="T10"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1" style:family="text">
      <style:text-properties style:font-name="DejaVu San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2" style:family="text">
      <style:text-properties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4.443cm" text:min-label-width="0.635cm"/>
        <style:text-properties style:font-name="StarSymbol"/>
      </text:list-level-style-bullet>
      <text:list-level-style-bullet text:level="2" text:style-name="Bullet_20_Symbols" style:num-suffix="." text:bullet-char="○">
        <style:list-level-properties text:space-before="5.713cm" text:min-label-width="0.635cm"/>
        <style:text-properties style:font-name="StarSymbol"/>
      </text:list-level-style-bullet>
      <text:list-level-style-bullet text:level="3" text:style-name="Bullet_20_Symbols" style:num-suffix="." text:bullet-char="■">
        <style:list-level-properties text:space-before="6.983cm" text:min-label-width="0.635cm"/>
        <style:text-properties style:font-name="StarSymbol"/>
      </text:list-level-style-bullet>
      <text:list-level-style-bullet text:level="4" text:style-name="Bullet_20_Symbols" style:num-suffix="." text:bullet-char="●">
        <style:list-level-properties text:space-before="8.253cm" text:min-label-width="0.635cm"/>
        <style:text-properties style:font-name="StarSymbol"/>
      </text:list-level-style-bullet>
      <text:list-level-style-bullet text:level="5" text:style-name="Bullet_20_Symbols" style:num-suffix="." text:bullet-char="○">
        <style:list-level-properties text:space-before="9.523cm" text:min-label-width="0.635cm"/>
        <style:text-properties style:font-name="StarSymbol"/>
      </text:list-level-style-bullet>
      <text:list-level-style-bullet text:level="6" text:style-name="Bullet_20_Symbols" style:num-suffix="." text:bullet-char="■">
        <style:list-level-properties text:space-before="10.793cm" text:min-label-width="0.635cm"/>
        <style:text-properties style:font-name="StarSymbol"/>
      </text:list-level-style-bullet>
      <text:list-level-style-bullet text:level="7" text:style-name="Bullet_20_Symbols" style:num-suffix="." text:bullet-char="●">
        <style:list-level-properties text:space-before="12.063cm" text:min-label-width="0.635cm"/>
        <style:text-properties style:font-name="StarSymbol"/>
      </text:list-level-style-bullet>
      <text:list-level-style-bullet text:level="8" text:style-name="Bullet_20_Symbols" style:num-suffix="." text:bullet-char="○">
        <style:list-level-properties text:space-before="13.333cm" text:min-label-width="0.635cm"/>
        <style:text-properties style:font-name="StarSymbol"/>
      </text:list-level-style-bullet>
      <text:list-level-style-bullet text:level="9" text:style-name="Bullet_20_Symbols" style:num-suffix="." text:bullet-char="■">
        <style:list-level-properties text:space-before="14.603cm" text:min-label-width="0.635cm"/>
        <style:text-properties style:font-name="StarSymbol"/>
      </text:list-level-style-bullet>
      <text:list-level-style-bullet text:level="10" text:style-name="Bullet_20_Symbols" style:num-suffix="." text:bullet-char="●">
        <style:list-level-properties text:space-before="15.873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529cm" text:min-label-width="0.635cm"/>
        <style:text-properties style:font-name="StarSymbol1"/>
      </text:list-level-style-bullet>
      <text:list-level-style-bullet text:level="2" text:style-name="Bullet_20_Symbols" style:num-suffix="." text:bullet-char="✔">
        <style:list-level-properties text:space-before="0.741cm" text:min-label-width="0.635cm"/>
        <style:text-properties style:font-name="StarSymbol1"/>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8"/>
      <text:p text:style-name="P19">Manual de Proyecto</text:p>
      <text:p text:style-name="P19"><text:span text:style-name="T7"/></text:p>
      <text:p text:style-name="P19"><text:span text:style-name="T7"/></text:p>
      <text:p text:style-name="P20">FITORRENT ver.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ndice:</text:p>
      <text:p text:style-name="Standard"/>
      <text:p text:style-name="Standard"/>
      <text:p text:style-name="Standard"/>
      <text:p text:style-name="Standard"/>
      <text:p text:style-name="Standard"/>
      <text:p text:style-name="Standard"/>
      <text:p text:style-name="Standard"/>
      <text:p text:style-name="Standard">1 .- Integrantes ............................................................................................................</text:p>
      <text:p text:style-name="Standard"/>
      <text:p text:style-name="Standard">2 .- Enunciado .............................................................................................................</text:p>
      <text:p text:style-name="Standard"/>
      <text:p text:style-name="Standard">3 .- Division de Tareas ................................................................................................</text:p>
      <text:p text:style-name="Standard"/>
      <text:p text:style-name="Standard">4 .- Evolucion del Proyecto .........................................................................................</text:p>
      <text:p text:style-name="Standard"/>
      <text:p text:style-name="Standard">5 .- Inconvenientes Encontrados .................................................................................</text:p>
      <text:p text:style-name="Standard"/>
      <text:p text:style-name="Standard">6 .- Analisis de puntos pendientes................................................................................</text:p>
      <text:p text:style-name="Standard"/>
      <text:p text:style-name="Standard">7 .- Herramientas .........................................................................................................</text:p>
      <text:p text:style-name="Standard"/>
      <text:p text:style-name="Standard">8 .- Conclusion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Integrantes :</text:p>
      <text:p text:style-name="Standard"/>
      <text:p text:style-name="Standard"/>
      <text:p text:style-name="Standard"/>
      <text:p text:style-name="Standard"/>
      <text:p text:style-name="Standard"><text:s/><text:span text:style-name="T10">Grupo N</text:span><text:span text:style-name="T11">º</text:span><text:span text:style-name="T10"> </text:span><text:span text:style-name="T10">1:</text:span></text:p>
      <text:p text:style-name="Standard"/>
      <text:p text:style-name="Standard"/>
      <text:p text:style-name="Standard"/>
      <text:list text:style-name="L2">
        <text:list-item>
          <text:p text:style-name="P4">Barbieri, Alejandro : <text:s text:c="12"/><text:tab/><text:tab/></text:p>
          <text:p text:style-name="P4"><text:s/></text:p>
          <text:list>
            <text:list-item>
              <text:list>
                <text:list-item>
                  <text:list>
                    <text:list-item>
                      <text:list>
                        <text:list-item>
                          <text:p text:style-name="P4"><text:s/><text:span text:style-name="T3">padron</text:span><text:span text:style-name="T4">: <text:s/></text:span></text:p>
                        </text:list-item>
                      </text:list>
                      <text:p text:style-name="P4"><text:s/></text:p>
                      <text:list>
                        <text:list-item>
                          <text:p text:style-name="P4"><text:s/><text:span text:style-name="T3">email</text:span><text:span text:style-name="T4"> : </text:span><text:s text:c="3"/>chuchu132@gmail.com</text:p>
                        </text:list-item>
                      </text:list>
                    </text:list-item>
                  </text:list>
                </text:list-item>
              </text:list>
            </text:list-item>
          </text:list>
        </text:list-item>
      </text:list>
      <text:p text:style-name="Standard"/>
      <text:p text:style-name="Standard"/>
      <text:list text:style-name="L1">
        <text:list-item>
          <text:p text:style-name="P3">Garbarini, Lucia <text:s/>: <text:s text:c="8"/></text:p>
          <text:p text:style-name="P3"/>
          <text:list>
            <text:list-item>
              <text:list>
                <text:list-item>
                  <text:list>
                    <text:list-item>
                      <text:list>
                        <text:list-item>
                          <text:p text:style-name="P3"><text:s/><text:span text:style-name="T3">padron</text:span>:</text:p>
                          <text:p text:style-name="P3"/>
                        </text:list-item>
                        <text:list-item>
                          <text:p text:style-name="P3"><text:s/><text:span text:style-name="T3">email</text:span>: <text:s text:c="2"/>lu.teddy@gmail.com</text:p>
                        </text:list-item>
                      </text:list>
                    </text:list-item>
                  </text:list>
                </text:list-item>
              </text:list>
            </text:list-item>
          </text:list>
          <text:p text:style-name="P3"><text:s text:c="14"/></text:p>
        </text:list-item>
      </text:list>
      <text:p text:style-name="Standard"/>
      <text:p text:style-name="Standard"/>
      <text:list text:style-name="L1">
        <text:list-item>
          <text:p text:style-name="P3">De Gregorio, Fernando Adrian :</text:p>
          <text:p text:style-name="P3"/>
          <text:list>
            <text:list-item>
              <text:list>
                <text:list-item>
                  <text:list>
                    <text:list-item>
                      <text:list>
                        <text:list-item>
                          <text:p text:style-name="P3"><text:s/><text:span text:style-name="T3">padron</text:span>: 86410 <text:s text:c="4"/></text:p>
                          <text:p text:style-name="P3"><text:s text:c="2"/></text:p>
                        </text:list-item>
                        <text:list-item>
                          <text:p text:style-name="P3"><text:s/><text:span text:style-name="T3">email</text:span>: <text:s text:c="2"/>adri_21_2006@hotmail.com</text:p>
                        </text:list-item>
                      </text:list>
                    </text:list-item>
                  </text:list>
                </text:list-item>
              </text:list>
            </text:list-item>
          </text:list>
        </text:list-item>
      </text:list>
      <text:p text:style-name="Standard"/>
      <text:p text:style-name="Standard"/>
      <text:list text:style-name="L1">
        <text:list-header>
          <text:p text:style-name="P3"><text:s/></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8">Enunciado</text:span><text:span text:style-name="T9">:</text:span></text:p>
      <text:p text:style-name="Standard">( Colocar enunciado del tp )</text:p>
      <text:p text:style-name="P2">Division de Tareas<text:span text:style-name="T4">:</text:span></text:p>
      <text:p text:style-name="P2"><text:span text:style-name="T4"/></text:p>
      <text:p text:style-name="P7"><text:span text:style-name="T4">La division de tareas se llevo a cabo, tomando de modelo lo recomendado por la catedra. Se realizaron algunas desviaciones por cuestiones de prioridades respecto a la evolucion del proyecto.</text:span></text:p>
      <text:p text:style-name="P7"><text:span text:style-name="T4"/></text:p>
      <text:p text:style-name="P7"><text:span text:style-name="T4">Inicialmente la division de tareas para cada integrante del grupo fue realizada por uno de los ayudantes de la materia, indicando asi las pautas generales, plazos respectivos de las tareas y una proyeccion a futuro de lo que se necesitaria realizar. Tomando los respectivos puntos en consideracion y las tareas a realizar , se opto por la siguiente division de tareas para cada integrante del grupo.</text:span></text:p>
      <text:p text:style-name="P7"><text:span text:style-name="T4"/></text:p>
      <text:p text:style-name="P7"><text:span text:style-name="T1">Apellido y Nombre </text:span><text:span text:style-name="T4">: Barbieri, Alejandro</text:span></text:p>
      <text:p text:style-name="P7"><text:span text:style-name="T4"/></text:p>
      <text:p text:style-name="P7"><text:span text:style-name="T1">Tareas principales</text:span><text:span text:style-name="T4"> : <text:s text:c="3"/></text:span></text:p>
      <text:p text:style-name="P7"><text:span text:style-name="T4"/></text:p>
      <text:list text:style-name="L3">
        <text:list-item>
          <text:list>
            <text:list-item>
              <text:list>
                <text:list-item>
                  <text:list>
                    <text:list-item>
                      <text:list>
                        <text:list-item>
                          <text:p text:style-name="P8"><text:span text:style-name="T4">Investigacion y comprension del Procotolo Bittorrent.</text:span></text:p>
                        </text:list-item>
                        <text:list-item>
                          <text:p text:style-name="P8"><text:span text:style-name="T4">Implementacion de una estructura de clases adecuada para la aplicación. </text:span></text:p>
                        </text:list-item>
                        <text:list-item>
                          <text:p text:style-name="P8"><text:span text:style-name="T4">Establecer los metodos y funciones para la comunicación entre peers.</text:span></text:p>
                        </text:list-item>
                        <text:list-item>
                          <text:p text:style-name="P8"><text:span text:style-name="T4">Desarrollo e implementacion del manejo de archivos en memoria, manejo de pieces descargadas.</text:span></text:p>
                        </text:list-item>
                        <text:list-item>
                          <text:p text:style-name="P8"><text:span text:style-name="T4">Manejo de peers.</text:span></text:p>
                        </text:list-item>
                      </text:list>
                    </text:list-item>
                  </text:list>
                </text:list-item>
              </text:list>
            </text:list-item>
          </text:list>
        </text:list-item>
      </text:list>
      <text:p text:style-name="P2"><text:span text:style-name="T4"/></text:p>
      <text:p text:style-name="P7"><text:span text:style-name="T1">Apellido y Nombre</text:span><text:span text:style-name="T4"> : Garbarini, Lucia</text:span></text:p>
      <text:p text:style-name="P7"><text:span text:style-name="T4"/></text:p>
      <text:p text:style-name="P7"><text:span text:style-name="T1">Tareas principales</text:span><text:span text:style-name="T4"> : <text:s text:c="3"/></text:span></text:p>
      <text:p text:style-name="P7"><text:span text:style-name="T4"/></text:p>
      <text:list text:style-name="L3">
        <text:list-item>
          <text:list>
            <text:list-item>
              <text:list>
                <text:list-item>
                  <text:list>
                    <text:list-item>
                      <text:list>
                        <text:list-item>
                          <text:p text:style-name="P8"><text:span text:style-name="T4">Investigacion de widgets a utilizar.</text:span></text:p>
                        </text:list-item>
                        <text:list-item>
                          <text:p text:style-name="P8"><text:span text:style-name="T4">Implementacion de la interfaz grafica para la aplicación que sea facil de usar, intuitiva y similar a productos similares en el mercado.</text:span></text:p>
                        </text:list-item>
                        <text:list-item>
                          <text:p text:style-name="P8"><text:span text:style-name="T4">Realizacion de pruebas de las distintas funcionalidades de la interfaz con el resto de la aplicacion.</text:span></text:p>
                        </text:list-item>
                      </text:list>
                    </text:list-item>
                  </text:list>
                </text:list-item>
              </text:list>
            </text:list-item>
          </text:list>
        </text:list-item>
      </text:list>
      <text:p text:style-name="P7"><text:span text:style-name="T4"><text:tab/></text:span></text:p>
      <text:p text:style-name="P7"><text:span text:style-name="T1">Apellido y Nombre</text:span><text:span text:style-name="T4"> : De Gregorio, Fernando Adrian</text:span></text:p>
      <text:p text:style-name="P7"><text:span text:style-name="T4"/></text:p>
      <text:p text:style-name="P7"><text:span text:style-name="T1">Tareas principales</text:span><text:span text:style-name="T4"> : <text:s text:c="3"/></text:span></text:p>
      <text:p text:style-name="P7"><text:span text:style-name="T4"/></text:p>
      <text:list text:style-name="L3">
        <text:list-item>
          <text:list>
            <text:list-item>
              <text:list>
                <text:list-item>
                  <text:list>
                    <text:list-item>
                      <text:list>
                        <text:list-item>
                          <text:p text:style-name="P8"><text:span text:style-name="T4">Investigacion y desarrollo del parser Bencode y del algoritmo Sha1.</text:span></text:p>
                        </text:list-item>
                        <text:list-item>
                          <text:p text:style-name="P8"><text:span text:style-name="T4">Investigacion del protocolo de comunicación con el Tracker e implementacion del run y el procesamiento de las respuestas del mismo. </text:span></text:p>
                        </text:list-item>
                        <text:list-item>
                          <text:p text:style-name="P8"><text:span text:style-name="T4">Desarrollo de pedidos de peers al Tracker y logica del run del PeerDown.</text:span></text:p>
                          <text:p text:style-name="P8"><text:span text:style-name="T4"/></text:p>
                        </text:list-item>
                      </text:list>
                    </text:list-item>
                  </text:list>
                </text:list-item>
              </text:list>
            </text:list-item>
          </text:list>
        </text:list-item>
      </text:list>
      <text:p text:style-name="P7"><text:span text:style-name="T4"><text:tab/><text:tab/><text:tab/></text:span></text:p>
      <text:p text:style-name="P7"><text:span text:style-name="T4">Tareas adicionales para todos los integrantes:</text:span></text:p>
      <text:p text:style-name="P7"><text:span text:style-name="T4"/></text:p>
      <text:list text:style-name="L4">
        <text:list-item>
          <text:list>
            <text:list-item>
              <text:list>
                <text:list-item>
                  <text:list>
                    <text:list-item>
                      <text:list>
                        <text:list-item>
                          <text:p text:style-name="P9"><text:span text:style-name="T4">Testeo de cada modulo desarrollado y documentacion del mismo.</text:span></text:p>
                        </text:list-item>
                        <text:list-item>
                          <text:p text:style-name="P9"><text:span text:style-name="T4">Integracion con el resto de la aplicación.</text:span></text:p>
                        </text:list-item>
                      </text:list>
                    </text:list-item>
                  </text:list>
                </text:list-item>
              </text:list>
            </text:list-item>
          </text:list>
        </text:list-item>
      </text:list>
      <text:p text:style-name="P7"><text:soft-page-break/><text:span text:style-name="T4"/></text:p>
      <text:p text:style-name="P2">Evolucion del proyecto:</text:p>
      <text:p text:style-name="P7"><text:span text:style-name="T4"/></text:p>
      <text:p text:style-name="P7"><text:span text:style-name="T4"/></text:p>
      <text:p text:style-name="P7"><text:span text:style-name="T4">En el inicio del trabajo, se desarrollo un cronograma de las distintas funciones a realizar durante el proyecto, basandose en el otorgado por la catedra. Se trataron de establecer metas semanales y tratar de cumplirlas dentro de lo establecido, realizando un seguimiento de las mismas y modificando las prioridades en funcion de lo restante por implementar y lo que no se llevo a completar. </text:span></text:p>
      <text:p text:style-name="P7"><text:span text:style-name="T4"/></text:p>
      <text:p text:style-name="P7"><text:span text:style-name="T4"/></text:p>
      <text:p text:style-name="P17">Cronograma propuesto:</text:p>
      <text:p text:style-name="P7"><text:span text:style-name="T4"/></text:p>
      <text:p text:style-name="P7"><text:span text:style-name="T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
          </table:table-cell>
          <table:table-cell table:style-name="Table1.A1" office:value-type="string">
            <text:p text:style-name="P22"><text:s/>Garbarini, Lucia</text:p>
          </table:table-cell>
          <table:table-cell table:style-name="Table1.A1" office:value-type="string">
            <text:p text:style-name="P22"><text:s/>De Gregorio, Adrian</text:p>
          </table:table-cell>
          <table:table-cell table:style-name="Table1.D1" office:value-type="string">
            <text:p text:style-name="P22"><text:s/>Barbieri, Alejandro</text:p>
          </table:table-cell>
        </table:table-row>
        <table:table-row>
          <table:table-cell table:style-name="Table1.A2" office:value-type="string">
            <text:p text:style-name="P21">Semana 1</text:p>
            <text:p text:style-name="P27">(12/05)</text:p>
          </table:table-cell>
          <table:table-cell table:style-name="Table1.B2" table:number-columns-spanned="3" office:value-type="string">
            <text:list text:style-name="L6">
              <text:list-header>
                <text:p text:style-name="P25"/>
              </text:list-header>
              <text:list-item>
                <text:p text:style-name="P25">Analisis de la aplicación. Analisi del Protocolo bittorrent. Division de tareas y desarrollo del cronograma </text:p>
                <text:p text:style-name="P25"/>
              </text:list-item>
            </text:list>
          </table:table-cell>
          <table:covered-table-cell/>
          <table:covered-table-cell/>
        </table:table-row>
        <table:table-row>
          <table:table-cell table:style-name="Table1.A2" office:value-type="string">
            <text:p text:style-name="P21">Semana 2</text:p>
            <text:p text:style-name="P21">(19/05)</text:p>
          </table:table-cell>
          <table:table-cell table:style-name="Table1.B3" office:value-type="string">
            <text:p text:style-name="P21">Implementacion de la interfaz grafica funcional. </text:p>
          </table:table-cell>
          <table:table-cell table:style-name="Table1.B3" office:value-type="string">
            <text:p text:style-name="P21">Implementacion de algoritmo Sha1 y parser Bencode, testeo de ambos</text:p>
          </table:table-cell>
          <table:table-cell table:style-name="Table1.D3" office:value-type="string">
            <text:p text:style-name="P21">Analisis de la logica, desarrollo de estructura de clases.</text:p>
          </table:table-cell>
        </table:table-row>
        <table:table-row>
          <table:table-cell table:style-name="Table1.A2" office:value-type="string">
            <text:p text:style-name="P21">Semana 3</text:p>
            <text:p text:style-name="P21">(26/05)</text:p>
          </table:table-cell>
          <table:table-cell table:style-name="Table1.B3" office:value-type="string">
            <text:p text:style-name="P21">Testeo de las funciones basicas y correcciones </text:p>
          </table:table-cell>
          <table:table-cell table:style-name="Table1.B3" office:value-type="string">
            <text:p text:style-name="P21">Desarrollo de comunicación con Tracker</text:p>
          </table:table-cell>
          <table:table-cell table:style-name="Table1.D3" office:value-type="string">
            <text:p text:style-name="P21">Implementacion de la logica de peers, desarrllo de tratamiento de pieces.</text:p>
          </table:table-cell>
        </table:table-row>
        <table:table-row>
          <table:table-cell table:style-name="Table1.A2" office:value-type="string">
            <text:p text:style-name="P21">Semana 4</text:p>
            <text:p text:style-name="P21">(02/06)</text:p>
          </table:table-cell>
          <table:table-cell table:style-name="Table1.B3" office:value-type="string">
            <text:p text:style-name="P21">Ingracion con funcionalidades de red.Documentacion</text:p>
          </table:table-cell>
          <table:table-cell table:style-name="Table1.B3" office:value-type="string">
            <text:p text:style-name="P21">Testeo y Tracker completo.</text:p>
            <text:p text:style-name="P21">Documentacion </text:p>
          </table:table-cell>
          <table:table-cell table:style-name="Table1.D3" office:value-type="string">
            <text:p text:style-name="P21">Testeo del manejo de archivos e integracion con tracker.</text:p>
          </table:table-cell>
        </table:table-row>
        <table:table-row>
          <table:table-cell table:style-name="Table1.A2" office:value-type="string">
            <text:p text:style-name="P21">Semana 5</text:p>
            <text:p text:style-name="P21">(09/06)</text:p>
          </table:table-cell>
          <table:table-cell table:style-name="Table1.B3" office:value-type="string">
            <text:p text:style-name="P21">Integracion con el resto de los modulos. </text:p>
          </table:table-cell>
          <table:table-cell table:style-name="Table1.B3" office:value-type="string">
            <text:p text:style-name="P21">Integracion con el resto de los modulos</text:p>
          </table:table-cell>
          <table:table-cell table:style-name="Table1.D3" office:value-type="string">
            <text:p text:style-name="P21">Integracion con el resto de los modulos</text:p>
          </table:table-cell>
        </table:table-row>
        <table:table-row>
          <table:table-cell table:style-name="Table1.A2" office:value-type="string">
            <text:p text:style-name="P21">Semana 6</text:p>
            <text:p text:style-name="P21">(16/06)</text:p>
          </table:table-cell>
          <table:table-cell table:style-name="Table1.B7" table:number-columns-spanned="3" office:value-type="string">
            <text:p text:style-name="P24"/>
            <text:p text:style-name="P24">PREENTREGA</text:p>
            <text:p text:style-name="P24"/>
          </table:table-cell>
          <table:covered-table-cell/>
          <table:covered-table-cell/>
        </table:table-row>
        <table:table-row>
          <table:table-cell table:style-name="Table1.A2" office:value-type="string">
            <text:p text:style-name="P21">Semana 7</text:p>
            <text:p text:style-name="P21">(23/06) </text:p>
          </table:table-cell>
          <table:table-cell table:style-name="Table1.D3" table:number-columns-spanned="3" office:value-type="string">
            <text:p text:style-name="P21">Correccion de los resultados de la preentrega. Testeo de la aplicación en busca de posibles bugs. Terminar Documentacion requerida.</text:p>
          </table:table-cell>
          <table:covered-table-cell/>
          <table:covered-table-cell/>
        </table:table-row>
        <table:table-row>
          <table:table-cell table:style-name="Table1.A2" office:value-type="string">
            <text:p text:style-name="P21">Semana 8</text:p>
            <text:p text:style-name="P21">(30/06)</text:p>
          </table:table-cell>
          <table:table-cell table:style-name="Table1.B7" table:number-columns-spanned="3" office:value-type="string">
            <text:p text:style-name="P23"><text:s text:c="2"/><text:span text:style-name="T1"><text:s/></text:span></text:p>
            <text:p text:style-name="P23"><text:span text:style-name="T1"><text:s text:c="2"/>ENTREGA FINAL</text:span></text:p>
            <text:p text:style-name="P23"><text:span text:style-name="T1"/></text:p>
          </table:table-cell>
          <table:covered-table-cell/>
          <table:covered-table-cell/>
        </table:table-row>
      </table:table>
      <text:p text:style-name="P7"><text:span text:style-name="T4"/></text:p>
      <text:p text:style-name="P7"><text:span text:style-name="T4"/></text:p>
      <text:p text:style-name="P7"><text:span text:style-name="T4"/></text:p>
      <text:p text:style-name="P7"><text:span text:style-name="T4">Por diversos inconvenientes durante la realizacion del proyecto se tuvo que modificar en ciertos aspectos el cronograma ideal, dando que el cronograma real que se obtuvo es el siguiente.</text:span></text:p>
      <text:p text:style-name="P7"><text:span text:style-name="T4"/></text:p>
      <text:p text:style-name="P7"><text:span text:style-name="T4"/></text:p>
      <text:p text:style-name="P7"><text:span text:style-name="T4"/></text:p>
      <text:p text:style-name="P7"><text:span text:style-name="T4"/></text:p>
      <text:p text:style-name="P11"><text:soft-page-break/>Cronograma Real</text:p>
      <text:p text:style-name="P11"/>
      <text:p text:style-name="P7"><text:span text:style-name="T4">( Completar el cuadro )</text:span></text:p>
      <text:p text:style-name="P7"><text:span text:style-name="T4"/></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
          </table:table-cell>
          <table:table-cell table:style-name="Table2.A1" office:value-type="string">
            <text:p text:style-name="P22"><text:s/>Garbarini, Lucia</text:p>
          </table:table-cell>
          <table:table-cell table:style-name="Table2.A1" office:value-type="string">
            <text:p text:style-name="P22"><text:s/>De Gregorio, Adrian</text:p>
          </table:table-cell>
          <table:table-cell table:style-name="Table2.D1" office:value-type="string">
            <text:p text:style-name="P22"><text:s/>Barbieri, Alejandro</text:p>
          </table:table-cell>
        </table:table-row>
        <table:table-row>
          <table:table-cell table:style-name="Table2.A2" office:value-type="string">
            <text:p text:style-name="P21">Semana 1</text:p>
            <text:p text:style-name="P27">(12/05)</text:p>
          </table:table-cell>
          <table:table-cell table:style-name="Table2.B2" table:number-columns-spanned="3" office:value-type="string">
            <text:list text:style-name="L6">
              <text:list-header>
                <text:p text:style-name="P25"/>
              </text:list-header>
              <text:list-item>
                <text:p text:style-name="P25">Analisis de la aplicación. Analisi del Protocolo bittorrent. Division de tareas y desarrollo del cronograma </text:p>
                <text:p text:style-name="P25"/>
              </text:list-item>
            </text:list>
          </table:table-cell>
          <table:covered-table-cell/>
          <table:covered-table-cell/>
        </table:table-row>
        <table:table-row>
          <table:table-cell table:style-name="Table2.A2" office:value-type="string">
            <text:p text:style-name="P21">Semana 2</text:p>
            <text:p text:style-name="P21">(19/05)</text:p>
          </table:table-cell>
          <table:table-cell table:style-name="Table2.B3" office:value-type="string">
            <text:p text:style-name="P21"><text:s/></text:p>
          </table:table-cell>
          <table:table-cell table:style-name="Table2.B3" office:value-type="string">
            <text:p text:style-name="P21">Implementacion de algoritmo Sha1 y parser Bencode, testeo de ambos</text:p>
          </table:table-cell>
          <table:table-cell table:style-name="Table2.D3" office:value-type="string">
            <text:p text:style-name="P21"/>
          </table:table-cell>
        </table:table-row>
        <table:table-row>
          <table:table-cell table:style-name="Table2.A2" office:value-type="string">
            <text:p text:style-name="P21">Semana 3</text:p>
            <text:p text:style-name="P21">(26/05)</text:p>
          </table:table-cell>
          <table:table-cell table:style-name="Table2.B3" office:value-type="string">
            <text:p text:style-name="P21"/>
          </table:table-cell>
          <table:table-cell table:style-name="Table2.B3" office:value-type="string">
            <text:p text:style-name="P21">Modificaciones al Bencode,establecer estructura funcional de datos para el bencode.</text:p>
            <text:p text:style-name="P21">Comienzo de desarrollo del run del tracker.</text:p>
          </table:table-cell>
          <table:table-cell table:style-name="Table2.D3" office:value-type="string">
            <text:p text:style-name="P21"/>
          </table:table-cell>
        </table:table-row>
        <table:table-row>
          <table:table-cell table:style-name="Table2.A2" office:value-type="string">
            <text:p text:style-name="P21">Semana 4</text:p>
            <text:p text:style-name="P21">(02/06)</text:p>
          </table:table-cell>
          <table:table-cell table:style-name="Table2.B3" office:value-type="string">
            <text:p text:style-name="P21"/>
          </table:table-cell>
          <table:table-cell table:style-name="Table2.B3" office:value-type="string">
            <text:p text:style-name="P21">Continuacion de implemtacion del run y response del tracker, <text:s/>modificaciones según bugs observados.</text:p>
          </table:table-cell>
          <table:table-cell table:style-name="Table2.D3" office:value-type="string">
            <text:p text:style-name="P21"/>
          </table:table-cell>
        </table:table-row>
        <table:table-row>
          <table:table-cell table:style-name="Table2.A2" office:value-type="string">
            <text:p text:style-name="P21">Semana 5</text:p>
            <text:p text:style-name="P21">(09/06)</text:p>
          </table:table-cell>
          <table:table-cell table:style-name="Table2.B3" office:value-type="string">
            <text:p text:style-name="P21"/>
          </table:table-cell>
          <table:table-cell table:style-name="Table2.B3" office:value-type="string">
            <text:p text:style-name="P21">Fin del run del tracker e intergracion con resto de los modulos, testeo y correccion de errores.</text:p>
          </table:table-cell>
          <table:table-cell table:style-name="Table2.D3" office:value-type="string">
            <text:p text:style-name="P21"/>
          </table:table-cell>
        </table:table-row>
        <table:table-row>
          <table:table-cell table:style-name="Table2.A2" office:value-type="string">
            <text:p text:style-name="P21">Semana 6</text:p>
            <text:p text:style-name="P21">(16/06)</text:p>
          </table:table-cell>
          <table:table-cell table:style-name="Table2.B7" table:number-columns-spanned="3" office:value-type="string">
            <text:p text:style-name="P24"/>
            <text:p text:style-name="P24">PREENTREGA</text:p>
            <text:p text:style-name="P24"/>
          </table:table-cell>
          <table:covered-table-cell/>
          <table:covered-table-cell/>
        </table:table-row>
        <table:table-row>
          <table:table-cell table:style-name="Table2.A2" office:value-type="string">
            <text:p text:style-name="P21">Semana 7</text:p>
            <text:p text:style-name="P21">(23/06) </text:p>
          </table:table-cell>
          <table:table-cell table:style-name="Table2.D3" table:number-columns-spanned="3" office:value-type="string">
            <text:p text:style-name="P21"/>
            <text:p text:style-name="P21">Correccion de los resultados de la preentrega. Testeo de la aplicación en busca de posibles bugs. Terminar Documentacion requerida.</text:p>
            <text:p text:style-name="P21"/>
          </table:table-cell>
          <table:covered-table-cell/>
          <table:covered-table-cell/>
        </table:table-row>
        <table:table-row>
          <table:table-cell table:style-name="Table2.A2" office:value-type="string">
            <text:p text:style-name="P21">Semana 8</text:p>
            <text:p text:style-name="P21">(30/06)</text:p>
          </table:table-cell>
          <table:table-cell table:style-name="Table2.B7" table:number-columns-spanned="3" office:value-type="string">
            <text:p text:style-name="P23"/>
            <text:p text:style-name="P23"><text:s text:c="2"/><text:span text:style-name="T1"><text:s text:c="3"/>ENTREGA FINAL</text:span></text:p>
            <text:p text:style-name="P23"><text:span text:style-name="T1"/></text:p>
          </table:table-cell>
          <table:covered-table-cell/>
          <table:covered-table-cell/>
        </table:table-row>
      </table:table>
      <text:p text:style-name="P7"><text:span text:style-name="T4"/></text:p>
      <text:p text:style-name="P7"><text:span text:style-name="T4"/></text:p>
      <text:p text:style-name="P7"><text:span text:style-name="T4">A continuacion se pasaran a especificar los principales problemas encontrados a la hora de desarrollar los distintos modulos de la aplicación y las modificaciones que se tuvieron que realizar para poder corregirlos. </text:span></text:p>
      <text:p text:style-name="P7"><text:span text:style-name="T4"/></text:p>
      <text:p text:style-name="P7"><text:span text:style-name="T4"><text:s/>Los distintos inconvenientes que fueron surgiendo fueron una de las principales razones de las modificaciones al cronograma propuesto.</text:span></text:p>
      <text:p text:style-name="P7"><text:span text:style-name="T4"/></text:p>
      <text:p text:style-name="P7"><text:span text:style-name="T4"/></text:p>
      <text:p text:style-name="P2"><text:soft-page-break/>Inconvenientes Encontrados:</text:p>
      <text:p text:style-name="P2"/>
      <text:p text:style-name="P12"/>
      <text:list text:style-name="L7">
        <text:list-item>
          <text:p text:style-name="P15">Coneccion con el tracker: </text:p>
        </text:list-item>
      </text:list>
      <text:p text:style-name="P12"/>
      <text:p text:style-name="P12">Uno de los primeros inconvenientes que surgieron, fue en establecer la comunicación con el tracker.</text:p>
      <text:p text:style-name="P12"/>
      <text:p text:style-name="P12">El problema se dio en la obtencion del “ info hash “ necesario para realizar el “ request” al tracker. No se habia interpretado correctamente el protocolo en lo que respecta a la obtencion del mismo.</text:p>
      <text:p text:style-name="P12"/>
      <text:p text:style-name="P12">La obtencion consta del procesamiento del campo “info” incluido en el archivo torrent con el algoritmo sha1. Por lo cual se paso a implementar dentro del bencode parser un metodo para el procesamiento el diccionario “info” y su correspondiente sha1. </text:p>
      <text:p text:style-name="P12"/>
      <text:p text:style-name="P12">Otro de los problemas que aparecieron en la obtencion del diccionario ”info” fue la obtencion completa del mismo , puesto que la diferencia de un 1 bytes en el resultado producia un sha1 completamente distinto con el cual el tracker rechazaba el pedido. Para solucionarlo se establecio un sistema de flags que permitian obtener con precision el inicio y la finalizacion del diccionario requerido.</text:p>
      <text:p text:style-name="P12"/>
      <text:list text:style-name="L8">
        <text:list-item>
          <text:p text:style-name="P13"><text:span text:style-name="T2">Respuesta del tracker</text:span> :</text:p>
        </text:list-item>
      </text:list>
      <text:p text:style-name="P12"/>
      <text:p text:style-name="P12">La respuesta del tracker produjo ciertos inconvenientes en un comienzo por el formato en que se obtenia , al poseer un texto <text:s/>( el cual no era de un formato estandar) previo al diccionario bencode que se buscaba obtener. Por lo tanto se tuvo que realizar un metodo para poder extraer la informacion necesaria de la respuesta del tracker y poder decodificar los peers que poseian su informacion de ip y puerto en binario. Una vez obtenidos se paso a la creacion de los distintos peers y la coneccion con los mismos.</text:p>
      <text:p text:style-name="P12"/>
      <text:list text:style-name="L9">
        <text:list-item>
          <text:list>
            <text:list-item>
              <text:p text:style-name="P10">Refresh de peers:</text:p>
            </text:list-item>
          </text:list>
        </text:list-item>
      </text:list>
      <text:p text:style-name="P7"/>
      <text:p text:style-name="P12">Uno de los inconvenientes que se dieron con los peers , era la necesidad de poder obtener nuevos peers cuando los que nos enviaron inicialmente se desconectaron o se dieron de baja. Por lo tanto se tuvo que tener en cuenta el pedido de nuevos peers al tracker , se opto inicialmente porque el pedido sea en forma manual por el usuario , pero se establecio a su vez un mecanismo el cual refresca automaticamente en el caso de que no se reciba ningun byte desde los peers actualmente conectados y a su vez que haya pasado el tiempo para poder realizar pedidos con el tracker. Cumpliendose estas dos conecciones , el programa elimina los peers inactivos y vuelve a pedir peers al tracker. </text:p>
      <text:p text:style-name="P12"/>
      <text:p text:style-name="P12">Se implemento con el fin de poder dar una mejor performance y minimizar las acciones del usuario en especial si el mismo no se encuentra frente a la aplicación para refrescarla en forma manual en estos casos.</text:p>
      <text:p text:style-name="P12"/>
      <text:p text:style-name="P12"/>
      <text:p text:style-name="P12">( Agregar otros inconvenientes encontrados )</text:p>
      <text:p text:style-name="P12"/>
      <text:p text:style-name="P12"/>
      <text:p text:style-name="P12"/>
      <text:p text:style-name="P12"/>
      <text:p text:style-name="P2"><text:soft-page-break/>Analisis de puntos pendientes:</text:p>
      <text:p text:style-name="P2"/>
      <text:p text:style-name="P14"/>
      <text:p text:style-name="P14">(Cosas que faltan o deberían mejorar, cómo y por qué)</text:p>
      <text:p text:style-name="P14"/>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Herramientas:</text:p>
      <text:p text:style-name="P2"/>
      <text:p text:style-name="P14">(Herramientas auxiliares que utilizaron para hacer el proyecto, como editor de interfaz gráfica, control de versiones, herramienta para generar documentación, herramientas para debug, etc)</text:p>
      <text:p text:style-name="P14"/>
      <text:p text:style-name="P14">Dentro de las herramientas que se utilizaron en la realizacion del proyecto fueron:</text:p>
      <text:p text:style-name="P14"/>
      <text:p text:style-name="P14"/>
      <text:p text:style-name="P16">SVN ( herramienta para controll de versiones ):</text:p>
      <text:p text:style-name="P14"/>
      <text:p text:style-name="P12">(breve descripcion)</text:p>
      <text:p text:style-name="P12"/>
      <text:p text:style-name="P12">Enlaces:</text:p>
      <text:p text:style-name="P12"><text:a xlink:type="simple" xlink:href="http://es.wikipedia.org/wiki/Subversion">http://es.wikipedia.org/wiki/Subversion</text:a></text:p>
      <text:p text:style-name="P12"/>
      <text:p text:style-name="P14"/>
      <text:p text:style-name="P16">GDB ( herramienta para debug ):</text:p>
      <text:p text:style-name="P2"/>
      <text:p text:style-name="P12">(breve descripcion)</text:p>
      <text:p text:style-name="P2"/>
      <text:p text:style-name="P14">Enlaces:</text:p>
      <text:p text:style-name="P14"><text:a xlink:type="simple" xlink:href="http://www.gnu.org/software/gdb/documentation/">http://www.gnu.org/software/gdb/documentation/</text:a></text:p>
      <text:p text:style-name="P14"><text:a xlink:type="simple" xlink:href="http://www.gnu.org/software/gdb/">http://www.gnu.org/software/gdb/</text:a></text:p>
      <text:p text:style-name="P14"><text:a xlink:type="simple" xlink:href="http://es.wikipedia.org/wiki/GNU_Debugger">http://es.wikipedia.org/wiki/GNU_Debugger</text:a></text:p>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Conclusiones:</text:p>
      <text:p text:style-name="P2"/>
      <text:p text:style-name="P2"/>
      <text:p text:style-name="P12">Se integraron los conocimientos obtenidos durante la cursada, en C++, threads, sockets, GUI, la importancia del uso de valgrind como a su vez lo fundamental de una buena herramienta para realizar debug.</text:p>
      <text:p text:style-name="P12"/>
      <text:p text:style-name="P12">Se familiarizo con el hecho de planificar el trabajo y el uso de cronogramas para la realizacion del proyecto. A su vez se rescato la necesidad de una buena aplicación de versionado para poder minimizar errores en las distintas modificaciones que se fueron realizando durante el periodo de desarrollo. </text:p>
      <text:p text:style-name="P12"/>
      <text:p text:style-name="P12">La realizacion del trabajo dio como resultado una nocion mas profunda de los protocolos P2P, y la transferencia de archivos por medio de estas redes, permitiendo aprender su manejo e implementacion.</text:p>
      <text:p text:style-name="P12"/>
      <text:p text:style-name="P12">Por ultimo, se destaca el hecho de la importancia de realizar una completa documentacion del codigo y el hecho de poder establecer un manual de usuario comprensible, lo mas claro y detallado posible, para facilitar el uso de la aplicación y minimizar posibles errores o confusione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p text:style-name="Header">75.42 – Taller de Programacion I – Trabajo Practico Fin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ustavo</meta:initial-creator>
    <meta:creation-date>2009-06-27T11:28:26</meta:creation-date>
    <dc:creator>Gustavo</dc:creator>
    <dc:date>2009-06-27T15:58:00</dc:date>
    <meta:editing-cycles>4</meta:editing-cycles>
    <meta:editing-duration>PT2H6M36S</meta:editing-duration>
    <meta:user-defined meta:name="Info 1"/>
    <meta:user-defined meta:name="Info 2"/>
    <meta:user-defined meta:name="Info 3"/>
    <meta:user-defined meta:name="Info 4"/>
    <meta:document-statistic meta:table-count="2" meta:image-count="0" meta:object-count="0" meta:page-count="10" meta:paragraph-count="161" meta:word-count="1487" meta:character-count="10443"/>
  </office:meta>
</office:document-meta>
</file>